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15.36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68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36.5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7.2mm"/>
    </style:style>
    <style:style style:name="co10" style:family="table-column">
      <style:table-column-properties fo:break-before="auto" style:column-width="50.22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26.79mm"/>
    </style:style>
    <style:style style:name="co13" style:family="table-column">
      <style:table-column-properties fo:break-before="auto" style:column-width="14.22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48.47mm"/>
    </style:style>
    <style:style style:name="co18" style:family="table-column">
      <style:table-column-properties fo:break-before="auto" style:column-width="42.67mm"/>
    </style:style>
    <style:style style:name="co19" style:family="table-column">
      <style:table-column-properties fo:break-before="auto" style:column-width="18.26mm"/>
    </style:style>
    <style:style style:name="co20" style:family="table-column">
      <style:table-column-properties fo:break-before="auto" style:column-width="40.36mm"/>
    </style:style>
    <style:style style:name="co21" style:family="table-column">
      <style:table-column-properties fo:break-before="auto" style:column-width="39.72mm"/>
    </style:style>
    <style:style style:name="co2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/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6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2" style:family="table-cell" style:parent-style-name="Default" style:data-style-name="N37"/>
    <style:style style:name="ce53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Gains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Offset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LC 1</text:p>
          </table:table-cell>
          <table:table-cell table:formula="of:=[$'LC 1'.G6]" office:value-type="float" office:value="13780" calcext:value-type="float">
            <text:p>13780</text:p>
          </table:table-cell>
          <table:table-cell table:formula="of:=[$'LC 1'.G10]" office:value-type="float" office:value="13827" calcext:value-type="float">
            <text:p>13827</text:p>
          </table:table-cell>
          <table:table-cell table:formula="of:=[$'LC 1'.G14]" office:value-type="float" office:value="12504" calcext:value-type="float">
            <text:p>12504</text:p>
          </table:table-cell>
          <table:table-cell table:style-name="ce12" table:formula="of:=[$'LC 1'.L7]" office:value-type="float" office:value="-0.339867240555538" calcext:value-type="float">
            <text:p>-0.34</text:p>
          </table:table-cell>
          <table:table-cell table:style-name="ce12" table:formula="of:=[$'LC 1'.L11]" office:value-type="float" office:value="-0.0602747461904538" calcext:value-type="float">
            <text:p>-0.06</text:p>
          </table:table-cell>
          <table:table-cell table:style-name="ce12" table:formula="of:=[$'LC 1'.L15]" office:value-type="float" office:value="0.19548854078571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LC 4</text:p>
          </table:table-cell>
          <table:table-cell office:value-type="float" office:value="13230" calcext:value-type="float">
            <text:p>13230</text:p>
          </table:table-cell>
          <table:table-cell office:value-type="float" office:value="13330" calcext:value-type="float">
            <text:p>13330</text:p>
          </table:table-cell>
          <table:table-cell office:value-type="float" office:value="12385" calcext:value-type="float">
            <text:p>12385</text:p>
          </table:table-cell>
          <table:table-cell table:style-name="ce12" office:value-type="float" office:value="-3.05" calcext:value-type="float">
            <text:p>-3.05</text:p>
          </table:table-cell>
          <table:table-cell table:style-name="ce12" office:value-type="float" office:value="-1.73" calcext:value-type="float">
            <text:p>-1.73</text:p>
          </table:table-cell>
          <table:table-cell table:style-name="ce12" office:value-type="float" office:value="-0.03" calcext:value-type="float">
            <text:p>-0.03</text:p>
          </table:table-cell>
        </table:table-row>
        <table:table-row table:style-name="ro1">
          <table:table-cell/>
          <table:table-cell office:value-type="string" calcext:value-type="string">
            <text:p>LC 5</text:p>
          </table:table-cell>
          <table:table-cell office:value-type="float" office:value="13612" calcext:value-type="float">
            <text:p>13612</text:p>
          </table:table-cell>
          <table:table-cell office:value-type="float" office:value="13785" calcext:value-type="float">
            <text:p>13785</text:p>
          </table:table-cell>
          <table:table-cell office:value-type="float" office:value="12294" calcext:value-type="float">
            <text:p>12294</text:p>
          </table:table-cell>
          <table:table-cell office:value-type="float" office:value="-1.58" calcext:value-type="float">
            <text:p>-1.58</text:p>
          </table:table-cell>
          <table:table-cell office:value-type="float" office:value="-3.2" calcext:value-type="float">
            <text:p>-3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LC 5 v2</text:p>
          </table:table-cell>
          <table:table-cell office:value-type="float" office:value="13607" calcext:value-type="float">
            <text:p>13607</text:p>
          </table:table-cell>
          <table:table-cell office:value-type="float" office:value="13823" calcext:value-type="float">
            <text:p>13823</text:p>
          </table:table-cell>
          <table:table-cell office:value-type="float" office:value="12354" calcext:value-type="float">
            <text:p>12354</text:p>
          </table:table-cell>
          <table:table-cell office:value-type="float" office:value="-1.6" calcext:value-type="float">
            <text:p>-1.6</text:p>
          </table:table-cell>
          <table:table-cell office:value-type="float" office:value="-3.16" calcext:value-type="float">
            <text:p>-3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LC 6</text:p>
          </table:table-cell>
          <table:table-cell office:value-type="float" office:value="13712" calcext:value-type="float">
            <text:p>13712</text:p>
          </table:table-cell>
          <table:table-cell office:value-type="float" office:value="13614" calcext:value-type="float">
            <text:p>13614</text:p>
          </table:table-cell>
          <table:table-cell office:value-type="float" office:value="12254" calcext:value-type="float">
            <text:p>12254</text:p>
          </table:table-cell>
          <table:table-cell office:value-type="float" office:value="-0.27" calcext:value-type="float">
            <text:p>-0.27</text:p>
          </table:table-cell>
          <table:table-cell office:value-type="float" office:value="-1.65" calcext:value-type="float">
            <text:p>-1.65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/>
          <table:table-cell office:value-type="string" calcext:value-type="string">
            <text:p>LC 9</text:p>
          </table:table-cell>
          <table:table-cell office:value-type="float" office:value="13124" calcext:value-type="float">
            <text:p>13124</text:p>
          </table:table-cell>
          <table:table-cell office:value-type="float" office:value="13301" calcext:value-type="float">
            <text:p>13301</text:p>
          </table:table-cell>
          <table:table-cell office:value-type="float" office:value="12441" calcext:value-type="float">
            <text:p>12441</text:p>
          </table:table-cell>
          <table:table-cell office:value-type="float" office:value="0.94" calcext:value-type="float">
            <text:p>0.94</text:p>
          </table:table-cell>
          <table:table-cell office:value-type="float" office:value="3.25" calcext:value-type="float">
            <text:p>3.2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/>
          <table:table-cell office:value-type="string" calcext:value-type="string">
            <text:p>LC 11</text:p>
          </table:table-cell>
          <table:table-cell office:value-type="float" office:value="13516" calcext:value-type="float">
            <text:p>13516</text:p>
          </table:table-cell>
          <table:table-cell office:value-type="float" office:value="13481" calcext:value-type="float">
            <text:p>13481</text:p>
          </table:table-cell>
          <table:table-cell office:value-type="float" office:value="12418" calcext:value-type="float">
            <text:p>12418</text:p>
          </table:table-cell>
          <table:table-cell office:value-type="float" office:value="0.66" calcext:value-type="float">
            <text:p>0.66</text:p>
          </table:table-cell>
          <table:table-cell office:value-type="float" office:value="1.49" calcext:value-type="float">
            <text:p>1.49</text:p>
          </table:table-cell>
          <table:table-cell office:value-type="float" office:value="-1.91" calcext:value-type="float">
            <text:p>-1.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 table:number-columns-repeated="5"/>
        </table:table-row>
      </table:table>
      <table:table table:name="LC 1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1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 office:value-type="string" calcext:value-type="string">
            <text:p>Offset Mean</text:p>
          </table:table-cell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loadcell 5 for Martinj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83203" calcext:value-type="float">
            <text:p>0.0003832</text:p>
          </table:table-cell>
          <table:table-cell table:style-name="ce65" office:value-type="float" office:value="0.00109274222222222" calcext:value-type="float">
            <text:p>0.0010927</text:p>
          </table:table-cell>
          <table:table-cell table:style-name="ce67" table:formula="of:=([.$E$3]-[.$D$3])*9.81/([.E6]-[.D6])" office:value-type="float" office:value="13825.8741627783" calcext:value-type="float">
            <text:p>13825.87</text:p>
          </table:table-cell>
          <table:table-cell table:style-name="ce68" office:value-type="float" office:value="13780" calcext:value-type="float">
            <text:p>13780</text:p>
          </table:table-cell>
          <table:table-cell table:style-name="ce68"/>
          <table:table-cell table:style-name="ce70" table:formula="of:=([.$E$3]*9.81-[.G6]*[.E6])" office:value-type="float" office:value="-0.342987822222193" calcext:value-type="float">
            <text:p>-0.34</text:p>
          </table:table-cell>
          <table:table-cell table:style-name="ce70" table:formula="of:=([.$D$3]*9.81-[.D6]*[.G6])" office:value-type="float" office:value="-0.37553734" calcext:value-type="float">
            <text:p>-0.38</text:p>
          </table:table-cell>
          <table:table-cell table:style-name="ce70" table:formula="of:=AVERAGE([.I6:.J6])" office:value-type="float" office:value="-0.359262581111097" calcext:value-type="float">
            <text:p>-0.36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31463333333333" calcext:value-type="float">
            <text:p>-0.0003315</text:p>
          </table:table-cell>
          <table:table-cell table:style-name="ce65" office:value-type="float" office:value="-0.00104582666666667" calcext:value-type="float">
            <text:p>-0.0010458</text:p>
          </table:table-cell>
          <table:table-cell table:style-name="ce67" table:formula="of:=(-[.$E$3]--[.$D$3])*9.81/([.E7]-[.D7])" office:value-type="float" office:value="13732.5077341595" calcext:value-type="float">
            <text:p>13732.51</text:p>
          </table:table-cell>
          <table:table-cell table:style-name="ce68" office:value-type="float" office:value="13780" calcext:value-type="float">
            <text:p>13780</text:p>
          </table:table-cell>
          <table:table-cell table:style-name="ce68"/>
          <table:table-cell table:style-name="ce70" table:formula="of:=(-[.$E$3]*9.81-[.G7]*[.E7])" office:value-type="float" office:value="-0.303508533333286" calcext:value-type="float">
            <text:p>-0.30</text:p>
          </table:table-cell>
          <table:table-cell table:style-name="ce70" table:formula="of:=(-[.$D$3]*9.81-[.D7]*[.G7])" office:value-type="float" office:value="-0.337435266666671" calcext:value-type="float">
            <text:p>-0.34</text:p>
          </table:table-cell>
          <table:table-cell table:style-name="ce70" table:formula="of:=AVERAGE([.I7:.J7])" office:value-type="float" office:value="-0.320471899999978" calcext:value-type="float">
            <text:p>-0.32</text:p>
          </table:table-cell>
          <table:table-cell table:style-name="ce70" table:formula="of:=AVERAGE([.K6:.K7])" office:value-type="float" office:value="-0.339867240555538" calcext:value-type="float">
            <text:p>-0.3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60772777777778" calcext:value-type="float">
            <text:p>0.0003608</text:p>
          </table:table-cell>
          <table:table-cell table:style-name="ce65" office:value-type="float" office:value="0.00107021714285714" calcext:value-type="float">
            <text:p>0.0010702</text:p>
          </table:table-cell>
          <table:table-cell table:style-name="ce67" table:formula="of:=([.$E$3]-[.$D$3])*9.81/([.E10]-[.D10])" office:value-type="float" office:value="13827.7227685114" calcext:value-type="float">
            <text:p>13827.72</text:p>
          </table:table-cell>
          <table:table-cell table:style-name="ce68" office:value-type="float" office:value="13827" calcext:value-type="float">
            <text:p>13827</text:p>
          </table:table-cell>
          <table:table-cell table:style-name="ce68"/>
          <table:table-cell table:style-name="ce70" table:formula="of:=([.$E$3]*9.81-[.G10]*[.E10])" office:value-type="float" office:value="-0.0828924342856752" calcext:value-type="float">
            <text:p>-0.08</text:p>
          </table:table-cell>
          <table:table-cell table:style-name="ce70" table:formula="of:=([.$D$3]*9.81-[.D10]*[.G10])" office:value-type="float" office:value="-0.0834051983333364" calcext:value-type="float">
            <text:p>-0.08</text:p>
          </table:table-cell>
          <table:table-cell table:style-name="ce70" table:formula="of:=AVERAGE([.I10:.J10])" office:value-type="float" office:value="-0.0831488163095058" calcext:value-type="float">
            <text:p>-0.08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52051428571429" calcext:value-type="float">
            <text:p>-0.0003521</text:p>
          </table:table-cell>
          <table:table-cell table:style-name="ce65" office:value-type="float" office:value="-0.00106150166666667" calcext:value-type="float">
            <text:p>-0.0010615</text:p>
          </table:table-cell>
          <table:table-cell table:style-name="ce67" table:formula="of:=(-[.$E$3]--[.$D$3])*9.81/([.E11]-[.D11])" office:value-type="float" office:value="13827.6082989813" calcext:value-type="float">
            <text:p>13827.61</text:p>
          </table:table-cell>
          <table:table-cell table:style-name="ce68" office:value-type="float" office:value="13827" calcext:value-type="float">
            <text:p>13827</text:p>
          </table:table-cell>
          <table:table-cell table:style-name="ce68"/>
          <table:table-cell table:style-name="ce70" table:formula="of:=(-[.$E$3]*9.81-[.G11]*[.E11])" office:value-type="float" office:value="-0.0376164549999523" calcext:value-type="float">
            <text:p>-0.04</text:p>
          </table:table-cell>
          <table:table-cell table:style-name="ce70" table:formula="of:=(-[.$D$3]*9.81-[.D11]*[.G11])" office:value-type="float" office:value="-0.0371848971428514" calcext:value-type="float">
            <text:p>-0.04</text:p>
          </table:table-cell>
          <table:table-cell table:style-name="ce70" table:formula="of:=AVERAGE([.I11:.J11])" office:value-type="float" office:value="-0.0374006760714018" calcext:value-type="float">
            <text:p>-0.04</text:p>
          </table:table-cell>
          <table:table-cell table:style-name="ce70" table:formula="of:=AVERAGE([.K10:.K11])" office:value-type="float" office:value="-0.0602747461904538" calcext:value-type="float">
            <text:p>-0.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85605" calcext:value-type="float">
            <text:p>0.0003856</text:p>
          </table:table-cell>
          <table:table-cell table:style-name="ce66" office:value-type="float" office:value="0.00117069625" calcext:value-type="float">
            <text:p>0.0011707</text:p>
          </table:table-cell>
          <table:table-cell table:style-name="ce67" table:formula="of:=([.$E$3]-[.$D$3])*9.81/([.E14]-[.D14])" office:value-type="float" office:value="12495.3628001841" calcext:value-type="float">
            <text:p>12495.36</text:p>
          </table:table-cell>
          <table:table-cell table:style-name="ce68" office:value-type="float" office:value="12504" calcext:value-type="float">
            <text:p>12504</text:p>
          </table:table-cell>
          <table:table-cell table:style-name="ce68"/>
          <table:table-cell table:style-name="ce70" table:formula="of:=([.$E$3]*9.81-[.G14]*[.E14])" office:value-type="float" office:value="0.0766140899999996" calcext:value-type="float">
            <text:p>0.08</text:p>
          </table:table-cell>
          <table:table-cell table:style-name="ce70" table:formula="of:=([.$D$3]*9.81-[.D14]*[.G14])" office:value-type="float" office:value="0.0833950799999998" calcext:value-type="float">
            <text:p>0.08</text:p>
          </table:table-cell>
          <table:table-cell table:style-name="ce70" table:formula="of:=AVERAGE([.I14:.J14])" office:value-type="float" office:value="0.0800045849999997" calcext:value-type="float">
            <text:p>0.08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17409" calcext:value-type="float">
            <text:p>-0.0004174</text:p>
          </table:table-cell>
          <table:table-cell table:style-name="ce65" office:value-type="float" office:value="-0.00120142857142857" calcext:value-type="float">
            <text:p>-0.0012014</text:p>
          </table:table-cell>
          <table:table-cell table:style-name="ce67" table:formula="of:=(-[.$E$3]--[.$D$3])*9.81/([.E15]-[.D15])" office:value-type="float" office:value="12512.442746965" calcext:value-type="float">
            <text:p>12512.44</text:p>
          </table:table-cell>
          <table:table-cell table:style-name="ce68" office:value-type="float" office:value="12504" calcext:value-type="float">
            <text:p>12504</text:p>
          </table:table-cell>
          <table:table-cell table:style-name="ce68"/>
          <table:table-cell table:style-name="ce70" table:formula="of:=(-[.$E$3]*9.81-[.G15]*[.E15])" office:value-type="float" office:value="0.307662857142841" calcext:value-type="float">
            <text:p>0.31</text:p>
          </table:table-cell>
          <table:table-cell table:style-name="ce70" table:formula="of:=(-[.$D$3]*9.81-[.D15]*[.G15])" office:value-type="float" office:value="0.314282136" calcext:value-type="float">
            <text:p>0.31</text:p>
          </table:table-cell>
          <table:table-cell table:style-name="ce70" table:formula="of:=AVERAGE([.I15:.J15])" office:value-type="float" office:value="0.31097249657142" calcext:value-type="float">
            <text:p>0.31</text:p>
          </table:table-cell>
          <table:table-cell table:style-name="ce70" table:formula="of:=AVERAGE([.K14:.K15])" office:value-type="float" office:value="0.19548854078571" calcext:value-type="float">
            <text:p>0.20</text:p>
          </table:table-cell>
          <table:table-cell table:number-columns-repeated="1011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number-columns-repeated="2"/>
          <table:table-cell table:style-name="ce58"/>
          <table:table-cell table:number-columns-repeated="1020"/>
        </table:table-row>
        <table:table-row table:style-name="ro1">
          <table:table-cell table:number-columns-repeated="2"/>
          <table:table-cell table:style-name="ce62" table:number-columns-repeated="2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60"/>
          <table:table-cell table:number-columns-repeated="1019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" table:style-name="ta1">
        <table:table-column table:style-name="co7" table:default-cell-style-name="ce58"/>
        <table:table-column table:style-name="co8" table:default-cell-style-name="ce60"/>
        <table:table-column table:style-name="co1" table:default-cell-style-name="ce60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style-name="ce57"/>
          <table:table-cell table:number-columns-repeated="102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Loadcell #4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71" office:value-type="string" calcext:value-type="string">
            <text:p>Mean voltage value 0.5 kg</text:p>
          </table:table-cell>
          <table:table-cell table:style-name="ce71" office:value-type="string" calcext:value-type="string">
            <text:p>Mean voltage value 1.5 kg</text:p>
          </table:table-cell>
          <table:table-cell table:style-name="ce71" office:value-type="string" calcext:value-type="string">
            <text:p>Gain</text:p>
          </table:table-cell>
          <table:table-cell table:style-name="ce71" office:value-type="string" calcext:value-type="string">
            <text:p>Gain selected</text:p>
          </table:table-cell>
          <table:table-cell table:style-name="ce73"/>
          <table:table-cell table:style-name="ce74" office:value-type="string" calcext:value-type="string">
            <text:p>Offset 1.5</text:p>
          </table:table-cell>
          <table:table-cell table:style-name="ce71" office:value-type="string" calcext:value-type="string">
            <text:p>Offset 0.5</text:p>
          </table:table-cell>
          <table:table-cell table:style-name="ce71"/>
          <table:table-cell table:style-name="ce71" office:value-type="string" calcext:value-type="string">
            <text:p>Offset selected</text:p>
          </table:table-cell>
          <table:table-cell table:style-name="ce57"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6"/>
          <table:table-cell table:style-name="ce65"/>
          <table:table-cell table:style-name="ce68" table:number-columns-repeated="2"/>
          <table:table-cell table:style-name="Default"/>
          <table:table-cell table:style-name="ce75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98151666666667" calcext:value-type="float">
            <text:p>0.0005982</text:p>
          </table:table-cell>
          <table:table-cell table:style-name="ce65" office:value-type="float" office:value="0.00133772821428571" calcext:value-type="float">
            <text:p>0.0013377</text:p>
          </table:table-cell>
          <table:table-cell table:style-name="ce72" table:formula="of:=([.$E$3]-[.$D$3])*9.81/([.E6]-[.D6])" office:value-type="float" office:value="13264.3470531642" calcext:value-type="float">
            <text:p>13264.35</text:p>
          </table:table-cell>
          <table:table-cell table:style-name="ce68" office:value-type="float" office:value="13230" calcext:value-type="float">
            <text:p>13230</text:p>
          </table:table-cell>
          <table:table-cell table:style-name="Default"/>
          <table:table-cell table:style-name="ce70" table:formula="of:=([.$E$3]*9.81-[.G6]*[.E6])" office:value-type="float" office:value="-2.98314427499994" calcext:value-type="float">
            <text:p>-2.98</text:p>
          </table:table-cell>
          <table:table-cell table:style-name="ce70" table:formula="of:=([.$D$3]*9.81-[.G6]*[.D6])" office:value-type="float" office:value="-3.00854655000001" calcext:value-type="float">
            <text:p>-3.01</text:p>
          </table:table-cell>
          <table:table-cell table:style-name="ce70" table:formula="of:=AVERAGE([.I6:.J6])" office:value-type="float" office:value="-2.99584541249997" calcext:value-type="float">
            <text:p>-3.00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35312222222222" calcext:value-type="float">
            <text:p>-0.0001353</text:p>
          </table:table-cell>
          <table:table-cell table:style-name="ce65" office:value-type="float" office:value="-0.000878445" calcext:value-type="float">
            <text:p>-0.0008784</text:p>
          </table:table-cell>
          <table:table-cell table:style-name="ce72" table:formula="of:=(-[.$E$3]--[.$D$3])*9.81/([.E7]-[.D7])" office:value-type="float" office:value="13200.8710870422" calcext:value-type="float">
            <text:p>13200.87</text:p>
          </table:table-cell>
          <table:table-cell table:style-name="ce68" office:value-type="float" office:value="13230" calcext:value-type="float">
            <text:p>13230</text:p>
          </table:table-cell>
          <table:table-cell table:style-name="Default"/>
          <table:table-cell table:style-name="ce70" table:formula="of:=(-[.$E$3]*9.81-[.G7]*[.E7])" office:value-type="float" office:value="-3.09317265" calcext:value-type="float">
            <text:p>-3.09</text:p>
          </table:table-cell>
          <table:table-cell table:style-name="ce70" table:formula="of:=(-[.$D$3]*9.81-[.G7]*[.D7])" office:value-type="float" office:value="-3.1148193" calcext:value-type="float">
            <text:p>-3.11</text:p>
          </table:table-cell>
          <table:table-cell table:style-name="ce70" table:formula="of:=AVERAGE([.I7:.J7])" office:value-type="float" office:value="-3.103995975" calcext:value-type="float">
            <text:p>-3.10</text:p>
          </table:table-cell>
          <table:table-cell table:style-name="ce70" table:formula="of:=AVERAGE([.K6:.K7])" office:value-type="float" office:value="-3.04992069374999" calcext:value-type="float">
            <text:p>-3.05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06069090909091" calcext:value-type="float">
            <text:p>0.0005061</text:p>
          </table:table-cell>
          <table:table-cell table:style-name="ce65" office:value-type="float" office:value="0.00124229" calcext:value-type="float">
            <text:p>0.0012423</text:p>
          </table:table-cell>
          <table:table-cell table:style-name="ce72" table:formula="of:=([.$E$3]-[.$D$3])*9.81/([.E10]-[.D10])" office:value-type="float" office:value="13324.8049313262" calcext:value-type="float">
            <text:p>13324.80</text:p>
          </table:table-cell>
          <table:table-cell table:style-name="ce68" office:value-type="float" office:value="13330" calcext:value-type="float">
            <text:p>13330</text:p>
          </table:table-cell>
          <table:table-cell table:style-name="Default"/>
          <table:table-cell table:style-name="ce70" table:formula="of:=([.$E$3]*9.81-[.G10]*[.E10])" office:value-type="float" office:value="-1.8447257" calcext:value-type="float">
            <text:p>-1.84</text:p>
          </table:table-cell>
          <table:table-cell table:style-name="ce70" table:formula="of:=([.$D$3]*9.81-[.G10]*[.D10])" office:value-type="float" office:value="-1.84090098181818" calcext:value-type="float">
            <text:p>-1.84</text:p>
          </table:table-cell>
          <table:table-cell table:style-name="ce70" table:formula="of:=AVERAGE([.I10:.J10])" office:value-type="float" office:value="-1.84281334090909" calcext:value-type="float">
            <text:p>-1.84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7485555555556" calcext:value-type="float">
            <text:p>-0.0002475</text:p>
          </table:table-cell>
          <table:table-cell table:style-name="ce65" office:value-type="float" office:value="-0.000983096818181818" calcext:value-type="float">
            <text:p>-0.0009831</text:p>
          </table:table-cell>
          <table:table-cell table:style-name="ce72" table:formula="of:=(-[.$E$3]--[.$D$3])*9.81/([.E11]-[.D11])" office:value-type="float" office:value="13335.8480197497" calcext:value-type="float">
            <text:p>13335.85</text:p>
          </table:table-cell>
          <table:table-cell table:style-name="ce68" office:value-type="float" office:value="13330" calcext:value-type="float">
            <text:p>13330</text:p>
          </table:table-cell>
          <table:table-cell table:style-name="Default"/>
          <table:table-cell table:style-name="ce70" table:formula="of:=(-[.$E$3]*9.81-[.G11]*[.E11])" office:value-type="float" office:value="-1.61031941363637" calcext:value-type="float">
            <text:p>-1.61</text:p>
          </table:table-cell>
          <table:table-cell table:style-name="ce70" table:formula="of:=(-[.$D$3]*9.81-[.G11]*[.D11])" office:value-type="float" office:value="-1.60601754444444" calcext:value-type="float">
            <text:p>-1.61</text:p>
          </table:table-cell>
          <table:table-cell table:style-name="ce70" table:formula="of:=AVERAGE([.I11:.J11])" office:value-type="float" office:value="-1.6081684790404" calcext:value-type="float">
            <text:p>-1.61</text:p>
          </table:table-cell>
          <table:table-cell table:style-name="ce70" table:formula="of:=AVERAGE([.K10:.K11])" office:value-type="float" office:value="-1.72549090997475" calcext:value-type="float">
            <text:p>-1.7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9154" calcext:value-type="float">
            <text:p>0.0003915</text:p>
          </table:table-cell>
          <table:table-cell table:style-name="ce65" office:value-type="float" office:value="0.00118763285714286" calcext:value-type="float">
            <text:p>0.0011876</text:p>
          </table:table-cell>
          <table:table-cell table:style-name="ce72" table:formula="of:=([.$E$3]-[.$D$3])*9.81/([.E14]-[.D14])" office:value-type="float" office:value="12322.6831040887" calcext:value-type="float">
            <text:p>12322.68</text:p>
          </table:table-cell>
          <table:table-cell table:style-name="ce68" office:value-type="float" office:value="12385" calcext:value-type="float">
            <text:p>12385</text:p>
          </table:table-cell>
          <table:table-cell table:style-name="Default"/>
          <table:table-cell table:style-name="ce70" table:formula="of:=([.$E$3]*9.81-[.G14]*[.E14])" office:value-type="float" office:value="0.00616706428567859" calcext:value-type="float">
            <text:p>0.01</text:p>
          </table:table-cell>
          <table:table-cell table:style-name="ce70" table:formula="of:=([.$D$3]*9.81-[.G14]*[.D14])" office:value-type="float" office:value="0.0557771000000002" calcext:value-type="float">
            <text:p>0.06</text:p>
          </table:table-cell>
          <table:table-cell table:style-name="ce70" table:formula="of:=AVERAGE([.I14:.J14])" office:value-type="float" office:value="0.0309720821428394" calcext:value-type="float">
            <text:p>0.03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90184444444444" calcext:value-type="float">
            <text:p>-0.0003902</text:p>
          </table:table-cell>
          <table:table-cell table:style-name="ce65" office:value-type="float" office:value="-0.0011784675" calcext:value-type="float">
            <text:p>-0.0011785</text:p>
          </table:table-cell>
          <table:table-cell table:style-name="ce72" table:formula="of:=(-[.$E$3]--[.$D$3])*9.81/([.E15]-[.D15])" office:value-type="float" office:value="12444.7683238431" calcext:value-type="float">
            <text:p>12444.77</text:p>
          </table:table-cell>
          <table:table-cell table:style-name="ce68" office:value-type="float" office:value="12385" calcext:value-type="float">
            <text:p>12385</text:p>
          </table:table-cell>
          <table:table-cell table:style-name="Default"/>
          <table:table-cell table:style-name="ce70" table:formula="of:=(-[.$E$3]*9.81-[.G15]*[.E15])" office:value-type="float" office:value="-0.1196800125" calcext:value-type="float">
            <text:p>-0.12</text:p>
          </table:table-cell>
          <table:table-cell table:style-name="ce70" table:formula="of:=(-[.$D$3]*9.81-[.G15]*[.D15])" office:value-type="float" office:value="-0.0725656555555609" calcext:value-type="float">
            <text:p>-0.07</text:p>
          </table:table-cell>
          <table:table-cell table:style-name="ce70" table:formula="of:=AVERAGE([.I15:.J15])" office:value-type="float" office:value="-0.0961228340277804" calcext:value-type="float">
            <text:p>-0.10</text:p>
          </table:table-cell>
          <table:table-cell table:style-name="ce70" table:formula="of:=AVERAGE([.K14:.K15])" office:value-type="float" office:value="-0.0325753759424705" calcext:value-type="float">
            <text:p>-0.03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997"/>
        </table:table-row>
        <table:table-row table:style-name="ro1" table:number-rows-repeated="2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6">
          <table:table-cell/>
          <table:table-cell table:style-name="Default" table:number-columns-repeated="11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5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martijn 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78572222222222" calcext:value-type="float">
            <text:p>0.0004786</text:p>
          </table:table-cell>
          <table:table-cell table:style-name="ce65" office:value-type="float" office:value="0.0011979425" calcext:value-type="float">
            <text:p>0.0011979</text:p>
          </table:table-cell>
          <table:table-cell table:style-name="ce67" table:formula="of:=([.$E$3]-[.$D$3])*9.81/([.E6]-[.D6])" office:value-type="float" office:value="13636.9270500086" calcext:value-type="float">
            <text:p>13636.93</text:p>
          </table:table-cell>
          <table:table-cell table:style-name="ce68" office:value-type="float" office:value="13612" calcext:value-type="float">
            <text:p>13612</text:p>
          </table:table-cell>
          <table:table-cell table:style-name="ce68"/>
          <table:table-cell table:style-name="ce70" table:formula="of:=([.$E$3]*9.81-[.G6]*[.E6])" office:value-type="float" office:value="-1.59139331" calcext:value-type="float">
            <text:p>-1.59</text:p>
          </table:table-cell>
          <table:table-cell table:style-name="ce70" table:formula="of:=([.$D$3]*9.81-[.D6]*[.G6])" office:value-type="float" office:value="-1.60932508888889" calcext:value-type="float">
            <text:p>-1.61</text:p>
          </table:table-cell>
          <table:table-cell table:style-name="ce70" table:formula="of:=AVERAGE([.I6:.J6])" office:value-type="float" office:value="-1.60035919944444" calcext:value-type="float">
            <text:p>-1.60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5413333333333" calcext:value-type="float">
            <text:p>-0.0002454</text:p>
          </table:table-cell>
          <table:table-cell table:style-name="ce65" office:value-type="float" office:value="-0.000967438" calcext:value-type="float">
            <text:p>-0.0009674</text:p>
          </table:table-cell>
          <table:table-cell table:style-name="ce67" table:formula="of:=(-[.$E$3]--[.$D$3])*9.81/([.E7]-[.D7])" office:value-type="float" office:value="13586.79343365" calcext:value-type="float">
            <text:p>13586.79</text:p>
          </table:table-cell>
          <table:table-cell table:style-name="ce68" office:value-type="float" office:value="13612" calcext:value-type="float">
            <text:p>13612</text:p>
          </table:table-cell>
          <table:table-cell table:style-name="ce68"/>
          <table:table-cell table:style-name="ce70" table:formula="of:=(-[.$E$3]*9.81-[.G7]*[.E7])" office:value-type="float" office:value="-1.546233944" calcext:value-type="float">
            <text:p>-1.55</text:p>
          </table:table-cell>
          <table:table-cell table:style-name="ce70" table:formula="of:=(-[.$D$3]*9.81-[.D7]*[.G7])" office:value-type="float" office:value="-1.56443370666667" calcext:value-type="float">
            <text:p>-1.56</text:p>
          </table:table-cell>
          <table:table-cell table:style-name="ce70" table:formula="of:=AVERAGE([.I7:.J7])" office:value-type="float" office:value="-1.55533382533334" calcext:value-type="float">
            <text:p>-1.56</text:p>
          </table:table-cell>
          <table:table-cell table:style-name="ce70" table:formula="of:=AVERAGE([.K6:.K7])" office:value-type="float" office:value="-1.57784651238889" calcext:value-type="float">
            <text:p>-1.58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88177" calcext:value-type="float">
            <text:p>0.0005882</text:p>
          </table:table-cell>
          <table:table-cell table:style-name="ce65" office:value-type="float" office:value="0.00130008555555556" calcext:value-type="float">
            <text:p>0.0013001</text:p>
          </table:table-cell>
          <table:table-cell table:style-name="ce67" table:formula="of:=([.$E$3]-[.$D$3])*9.81/([.E10]-[.D10])" office:value-type="float" office:value="13779.8596792315" calcext:value-type="float">
            <text:p>13779.86</text:p>
          </table:table-cell>
          <table:table-cell table:style-name="ce68" office:value-type="float" office:value="13785" calcext:value-type="float">
            <text:p>13785</text:p>
          </table:table-cell>
          <table:table-cell table:style-name="ce68"/>
          <table:table-cell table:style-name="ce70" table:formula="of:=([.$E$3]*9.81-[.G10]*[.E10])" office:value-type="float" office:value="-3.2066793833334" calcext:value-type="float">
            <text:p>-3.21</text:p>
          </table:table-cell>
          <table:table-cell table:style-name="ce70" table:formula="of:=([.$D$3]*9.81-[.D10]*[.G10])" office:value-type="float" office:value="-3.203019945" calcext:value-type="float">
            <text:p>-3.20</text:p>
          </table:table-cell>
          <table:table-cell table:style-name="ce70" table:formula="of:=AVERAGE([.I10:.J10])" office:value-type="float" office:value="-3.2048496641667" calcext:value-type="float">
            <text:p>-3.20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24133" calcext:value-type="float">
            <text:p>-0.0001241</text:p>
          </table:table-cell>
          <table:table-cell table:style-name="ce65" office:value-type="float" office:value="-0.000835475555555556" calcext:value-type="float">
            <text:p>-0.0008355</text:p>
          </table:table-cell>
          <table:table-cell table:style-name="ce67" table:formula="of:=(-[.$E$3]--[.$D$3])*9.81/([.E11]-[.D11])" office:value-type="float" office:value="13790.8240177455" calcext:value-type="float">
            <text:p>13790.82</text:p>
          </table:table-cell>
          <table:table-cell table:style-name="ce68" office:value-type="float" office:value="13785" calcext:value-type="float">
            <text:p>13785</text:p>
          </table:table-cell>
          <table:table-cell table:style-name="ce68"/>
          <table:table-cell table:style-name="ce70" table:formula="of:=(-[.$E$3]*9.81-[.G11]*[.E11])" office:value-type="float" office:value="-3.19796946666666" calcext:value-type="float">
            <text:p>-3.20</text:p>
          </table:table-cell>
          <table:table-cell table:style-name="ce70" table:formula="of:=(-[.$D$3]*9.81-[.D11]*[.G11])" office:value-type="float" office:value="-3.193826595" calcext:value-type="float">
            <text:p>-3.19</text:p>
          </table:table-cell>
          <table:table-cell table:style-name="ce70" table:formula="of:=AVERAGE([.I11:.J11])" office:value-type="float" office:value="-3.19589803083333" calcext:value-type="float">
            <text:p>-3.20</text:p>
          </table:table-cell>
          <table:table-cell table:style-name="ce70" table:formula="of:=AVERAGE([.K10:.K11])" office:value-type="float" office:value="-3.20037384750001" calcext:value-type="float">
            <text:p>-3.2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0386" calcext:value-type="float">
            <text:p>0.0004039</text:p>
          </table:table-cell>
          <table:table-cell table:style-name="ce66" office:value-type="float" office:value="0.00120095818181818" calcext:value-type="float">
            <text:p>0.0012010</text:p>
          </table:table-cell>
          <table:table-cell table:style-name="ce67" table:formula="of:=([.$E$3]-[.$D$3])*9.81/([.E14]-[.D14])" office:value-type="float" office:value="12307.1413581993" calcext:value-type="float">
            <text:p>12307.14</text:p>
          </table:table-cell>
          <table:table-cell table:style-name="ce68" office:value-type="float" office:value="12294" calcext:value-type="float">
            <text:p>12294</text:p>
          </table:table-cell>
          <table:table-cell table:style-name="ce68"/>
          <table:table-cell table:style-name="ce70" table:formula="of:=([.$E$3]*9.81-[.G14]*[.E14])" office:value-type="float" office:value="-0.0495798872727065" calcext:value-type="float">
            <text:p>-0.05</text:p>
          </table:table-cell>
          <table:table-cell table:style-name="ce70" table:formula="of:=([.$D$3]*9.81-[.D14]*[.G14])" office:value-type="float" office:value="-0.0600548400000003" calcext:value-type="float">
            <text:p>-0.06</text:p>
          </table:table-cell>
          <table:table-cell table:style-name="ce70" table:formula="of:=AVERAGE([.I14:.J14])" office:value-type="float" office:value="-0.0548173636363534" calcext:value-type="float">
            <text:p>-0.05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1295" calcext:value-type="float">
            <text:p>-0.0004130</text:p>
          </table:table-cell>
          <table:table-cell table:style-name="ce65" office:value-type="float" office:value="-0.00121181545454546" calcext:value-type="float">
            <text:p>-0.0012118</text:p>
          </table:table-cell>
          <table:table-cell table:style-name="ce67" table:formula="of:=(-[.$E$3]--[.$D$3])*9.81/([.E15]-[.D15])" office:value-type="float" office:value="12279.9151523979" calcext:value-type="float">
            <text:p>12279.92</text:p>
          </table:table-cell>
          <table:table-cell table:style-name="ce68" office:value-type="float" office:value="12294" calcext:value-type="float">
            <text:p>12294</text:p>
          </table:table-cell>
          <table:table-cell table:style-name="ce68"/>
          <table:table-cell table:style-name="ce70" table:formula="of:=(-[.$E$3]*9.81-[.G15]*[.E15])" office:value-type="float" office:value="0.183059198181887" calcext:value-type="float">
            <text:p>0.18</text:p>
          </table:table-cell>
          <table:table-cell table:style-name="ce70" table:formula="of:=(-[.$D$3]*9.81-[.D15]*[.G15])" office:value-type="float" office:value="0.171807299999999" calcext:value-type="float">
            <text:p>0.17</text:p>
          </table:table-cell>
          <table:table-cell table:style-name="ce70" table:formula="of:=AVERAGE([.I15:.J15])" office:value-type="float" office:value="0.177433249090943" calcext:value-type="float">
            <text:p>0.18</text:p>
          </table:table-cell>
          <table:table-cell table:style-name="ce70" table:formula="of:=AVERAGE([.K14:.K15])" office:value-type="float" office:value="0.0613079427272949" calcext:value-type="float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formula="of:=AVERAGE([.F24:.F4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 v2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2" office:value-type="date" office:date-value="2019-05-06" calcext:value-type="date">
            <text:p>06.05.1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5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martijn 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70854" calcext:value-type="float">
            <text:p>0.0004709</text:p>
          </table:table-cell>
          <table:table-cell table:style-name="ce65" office:value-type="float" office:value="0.00119272" calcext:value-type="float">
            <text:p>0.0011927</text:p>
          </table:table-cell>
          <table:table-cell table:style-name="ce67" table:formula="of:=([.$E$3]-[.$D$3])*9.81/([.E6]-[.D6])" office:value-type="float" office:value="13589.7798206315" calcext:value-type="float">
            <text:p>13589.78</text:p>
          </table:table-cell>
          <table:table-cell table:style-name="ce68" office:value-type="float" office:value="13607" calcext:value-type="float">
            <text:p>13607</text:p>
          </table:table-cell>
          <table:table-cell table:style-name="ce68"/>
          <table:table-cell table:style-name="ce70" table:formula="of:=([.$E$3]*9.81-[.G6]*[.E6])" office:value-type="float" office:value="-1.51434104" calcext:value-type="float">
            <text:p>-1.51</text:p>
          </table:table-cell>
          <table:table-cell table:style-name="ce70" table:formula="of:=([.$D$3]*9.81-[.D6]*[.G6])" office:value-type="float" office:value="-1.501910378" calcext:value-type="float">
            <text:p>-1.50</text:p>
          </table:table-cell>
          <table:table-cell table:style-name="ce70" table:formula="of:=AVERAGE([.I6:.J6])" office:value-type="float" office:value="-1.508125709" calcext:value-type="float">
            <text:p>-1.51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37286666666667" calcext:value-type="float">
            <text:p>-0.0002373</text:p>
          </table:table-cell>
          <table:table-cell table:style-name="ce65" office:value-type="float" office:value="-0.00095731" calcext:value-type="float">
            <text:p>-0.0009573</text:p>
          </table:table-cell>
          <table:table-cell table:style-name="ce67" table:formula="of:=(-[.$E$3]--[.$D$3])*9.81/([.E7]-[.D7])" office:value-type="float" office:value="13624.5584633831" calcext:value-type="float">
            <text:p>13624.56</text:p>
          </table:table-cell>
          <table:table-cell table:style-name="ce68" office:value-type="float" office:value="13607" calcext:value-type="float">
            <text:p>13607</text:p>
          </table:table-cell>
          <table:table-cell table:style-name="ce68"/>
          <table:table-cell table:style-name="ce70" table:formula="of:=(-[.$E$3]*9.81-[.G7]*[.E7])" office:value-type="float" office:value="-1.68888283" calcext:value-type="float">
            <text:p>-1.69</text:p>
          </table:table-cell>
          <table:table-cell table:style-name="ce70" table:formula="of:=(-[.$D$3]*9.81-[.D7]*[.G7])" office:value-type="float" office:value="-1.67624032666667" calcext:value-type="float">
            <text:p>-1.68</text:p>
          </table:table-cell>
          <table:table-cell table:style-name="ce70" table:formula="of:=AVERAGE([.I7:.J7])" office:value-type="float" office:value="-1.68256157833333" calcext:value-type="float">
            <text:p>-1.68</text:p>
          </table:table-cell>
          <table:table-cell table:style-name="ce70" table:formula="of:=AVERAGE([.K6:.K7])" office:value-type="float" office:value="-1.59534364366667" calcext:value-type="float">
            <text:p>-1.6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float" office:value="0.00058651375" calcext:value-type="float">
            <text:p>0.00058651375</text:p>
          </table:table-cell>
          <table:table-cell table:style-name="ce65" office:value-type="float" office:value="0.00129548428571429" calcext:value-type="float">
            <text:p>0.0012955</text:p>
          </table:table-cell>
          <table:table-cell table:style-name="ce67" table:formula="of:=([.$E$3]-[.$D$3])*9.81/([.E10]-[.D10])" office:value-type="float" office:value="13836.9643106768" calcext:value-type="float">
            <text:p>13836.96</text:p>
          </table:table-cell>
          <table:table-cell table:style-name="ce68" office:value-type="float" office:value="13823" calcext:value-type="float">
            <text:p>13823</text:p>
          </table:table-cell>
          <table:table-cell table:style-name="ce68"/>
          <table:table-cell table:style-name="ce70" table:formula="of:=([.$E$3]*9.81-[.G10]*[.E10])" office:value-type="float" office:value="-3.19247928142857" calcext:value-type="float">
            <text:p>-3.19</text:p>
          </table:table-cell>
          <table:table-cell table:style-name="ce70" table:formula="of:=([.$D$3]*9.81-[.D10]*[.G10])" office:value-type="float" office:value="-3.20237956625" calcext:value-type="float">
            <text:p>-3.20</text:p>
          </table:table-cell>
          <table:table-cell table:style-name="ce70" table:formula="of:=AVERAGE([.I10:.J10])" office:value-type="float" office:value="-3.19742942383928" calcext:value-type="float">
            <text:p>-3.20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28374285714286" calcext:value-type="float">
            <text:p>-0.0001284</text:p>
          </table:table-cell>
          <table:table-cell table:style-name="ce65" office:value-type="float" office:value="-0.000838825714285714" calcext:value-type="float">
            <text:p>-0.0008388</text:p>
          </table:table-cell>
          <table:table-cell table:style-name="ce67" table:formula="of:=(-[.$E$3]--[.$D$3])*9.81/([.E11]-[.D11])" office:value-type="float" office:value="13808.12199889" calcext:value-type="float">
            <text:p>13808.12</text:p>
          </table:table-cell>
          <table:table-cell table:style-name="ce68" office:value-type="float" office:value="13823" calcext:value-type="float">
            <text:p>13823</text:p>
          </table:table-cell>
          <table:table-cell table:style-name="ce68"/>
          <table:table-cell table:style-name="ce70" table:formula="of:=(-[.$E$3]*9.81-[.G11]*[.E11])" office:value-type="float" office:value="-3.11991215142857" calcext:value-type="float">
            <text:p>-3.12</text:p>
          </table:table-cell>
          <table:table-cell table:style-name="ce70" table:formula="of:=(-[.$D$3]*9.81-[.D11]*[.G11])" office:value-type="float" office:value="-3.13048224857143" calcext:value-type="float">
            <text:p>-3.13</text:p>
          </table:table-cell>
          <table:table-cell table:style-name="ce70" table:formula="of:=AVERAGE([.I11:.J11])" office:value-type="float" office:value="-3.1251972" calcext:value-type="float">
            <text:p>-3.13</text:p>
          </table:table-cell>
          <table:table-cell table:style-name="ce70" table:formula="of:=AVERAGE([.K10:.K11])" office:value-type="float" office:value="-3.16131331191964" calcext:value-type="float">
            <text:p>-3.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9527" calcext:value-type="float">
            <text:p>0.0003953</text:p>
          </table:table-cell>
          <table:table-cell table:style-name="ce66" office:value-type="float" office:value="0.00119089375" calcext:value-type="float">
            <text:p>0.0011909</text:p>
          </table:table-cell>
          <table:table-cell table:style-name="ce67" table:formula="of:=([.$E$3]-[.$D$3])*9.81/([.E14]-[.D14])" office:value-type="float" office:value="12329.9486723467" calcext:value-type="float">
            <text:p>12329.95</text:p>
          </table:table-cell>
          <table:table-cell table:style-name="ce68" office:value-type="float" office:value="12354" calcext:value-type="float">
            <text:p>12354</text:p>
          </table:table-cell>
          <table:table-cell table:style-name="ce68"/>
          <table:table-cell table:style-name="ce70" table:formula="of:=([.$E$3]*9.81-[.G14]*[.E14])" office:value-type="float" office:value="0.00269861249999792" calcext:value-type="float">
            <text:p>0.00</text:p>
          </table:table-cell>
          <table:table-cell table:style-name="ce70" table:formula="of:=([.$D$3]*9.81-[.D14]*[.G14])" office:value-type="float" office:value="0.0218344200000002" calcext:value-type="float">
            <text:p>0.02</text:p>
          </table:table-cell>
          <table:table-cell table:style-name="ce70" table:formula="of:=AVERAGE([.I14:.J14])" office:value-type="float" office:value="0.0122665162499991" calcext:value-type="float">
            <text:p>0.01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10502" calcext:value-type="float">
            <text:p>-0.0004105</text:p>
          </table:table-cell>
          <table:table-cell table:style-name="ce65" office:value-type="float" office:value="-0.0012030625" calcext:value-type="float">
            <text:p>-0.0012031</text:p>
          </table:table-cell>
          <table:table-cell table:style-name="ce67" table:formula="of:=(-[.$E$3]--[.$D$3])*9.81/([.E15]-[.D15])" office:value-type="float" office:value="12377.603981021" calcext:value-type="float">
            <text:p>12377.60</text:p>
          </table:table-cell>
          <table:table-cell table:style-name="ce68" office:value-type="float" office:value="12354" calcext:value-type="float">
            <text:p>12354</text:p>
          </table:table-cell>
          <table:table-cell table:style-name="ce68"/>
          <table:table-cell table:style-name="ce70" table:formula="of:=(-[.$E$3]*9.81-[.G15]*[.E15])" office:value-type="float" office:value="0.147634125" calcext:value-type="float">
            <text:p>0.15</text:p>
          </table:table-cell>
          <table:table-cell table:style-name="ce70" table:formula="of:=(-[.$D$3]*9.81-[.D15]*[.G15])" office:value-type="float" office:value="0.166341708000001" calcext:value-type="float">
            <text:p>0.17</text:p>
          </table:table-cell>
          <table:table-cell table:style-name="ce70" table:formula="of:=AVERAGE([.I15:.J15])" office:value-type="float" office:value="0.1569879165" calcext:value-type="float">
            <text:p>0.16</text:p>
          </table:table-cell>
          <table:table-cell table:style-name="ce70" table:formula="of:=AVERAGE([.K14:.K15])" office:value-type="float" office:value="0.0846272163749997" calcext:value-type="float">
            <text:p>0.08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I did a calibration again because the signals looked very noisy. The calibration results are quite the same but the signals improved again. I guess it was just a wiring proble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8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6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6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artij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73431111111111" calcext:value-type="float">
            <text:p>0.0003734</text:p>
          </table:table-cell>
          <table:table-cell table:style-name="ce65" office:value-type="float" office:value="0.00108855692307692" calcext:value-type="float">
            <text:p>0.0010886</text:p>
          </table:table-cell>
          <table:table-cell table:style-name="ce67" table:formula="of:=([.$E$3]-[.$D$3])*9.81/([.E6]-[.D6])" office:value-type="float" office:value="13717.865913738" calcext:value-type="float">
            <text:p>13717.87</text:p>
          </table:table-cell>
          <table:table-cell table:style-name="ce68" office:value-type="float" office:value="13712" calcext:value-type="float">
            <text:p>13712</text:p>
          </table:table-cell>
          <table:table-cell table:style-name="ce68"/>
          <table:table-cell table:style-name="ce70" table:formula="of:=([.$E$3]*9.81-[.G6]*[.E6])" office:value-type="float" office:value="-0.211292529230729" calcext:value-type="float">
            <text:p>-0.21</text:p>
          </table:table-cell>
          <table:table-cell table:style-name="ce70" table:formula="of:=([.$D$3]*9.81-[.D6]*[.G6])" office:value-type="float" office:value="-0.215487395555554" calcext:value-type="float">
            <text:p>-0.22</text:p>
          </table:table-cell>
          <table:table-cell table:style-name="ce70" table:formula="of:=AVERAGE([.I6:.J6])" office:value-type="float" office:value="-0.213389962393141" calcext:value-type="float">
            <text:p>-0.21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3416" calcext:value-type="float">
            <text:p>-0.0003342</text:p>
          </table:table-cell>
          <table:table-cell table:style-name="ce65" office:value-type="float" office:value="-0.001049918" calcext:value-type="float">
            <text:p>-0.0010499</text:p>
          </table:table-cell>
          <table:table-cell table:style-name="ce67" table:formula="of:=(-[.$E$3]--[.$D$3])*9.81/([.E7]-[.D7])" office:value-type="float" office:value="13705.7497087004" calcext:value-type="float">
            <text:p>13705.75</text:p>
          </table:table-cell>
          <table:table-cell table:style-name="ce68" office:value-type="float" office:value="13712" calcext:value-type="float">
            <text:p>13712</text:p>
          </table:table-cell>
          <table:table-cell table:style-name="ce68"/>
          <table:table-cell table:style-name="ce70" table:formula="of:=(-[.$E$3]*9.81-[.G7]*[.E7])" office:value-type="float" office:value="-0.318524383999998" calcext:value-type="float">
            <text:p>-0.32</text:p>
          </table:table-cell>
          <table:table-cell table:style-name="ce70" table:formula="of:=(-[.$D$3]*9.81-[.D7]*[.G7])" office:value-type="float" office:value="-0.322998080000001" calcext:value-type="float">
            <text:p>-0.32</text:p>
          </table:table-cell>
          <table:table-cell table:style-name="ce70" table:formula="of:=AVERAGE([.I7:.J7])" office:value-type="float" office:value="-0.320761231999999" calcext:value-type="float">
            <text:p>-0.32</text:p>
          </table:table-cell>
          <table:table-cell table:style-name="ce70" table:formula="of:=AVERAGE([.K6:.K7])" office:value-type="float" office:value="-0.26707559719657" calcext:value-type="float">
            <text:p>-0.27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81388888888889" calcext:value-type="float">
            <text:p>0.0004814</text:p>
          </table:table-cell>
          <table:table-cell table:style-name="ce65" office:value-type="float" office:value="0.00120458727272727" calcext:value-type="float">
            <text:p>0.0012046</text:p>
          </table:table-cell>
          <table:table-cell table:style-name="ce67" table:formula="of:=([.$E$3]-[.$D$3])*9.81/([.E10]-[.D10])" office:value-type="float" office:value="13564.7427030096" calcext:value-type="float">
            <text:p>13564.74</text:p>
          </table:table-cell>
          <table:table-cell table:style-name="ce68" office:value-type="float" office:value="13614" calcext:value-type="float">
            <text:p>13614</text:p>
          </table:table-cell>
          <table:table-cell table:style-name="ce68"/>
          <table:table-cell table:style-name="ce70" table:formula="of:=([.$E$3]*9.81-[.G10]*[.E10])" office:value-type="float" office:value="-1.68425113090905" calcext:value-type="float">
            <text:p>-1.68</text:p>
          </table:table-cell>
          <table:table-cell table:style-name="ce70" table:formula="of:=([.$D$3]*9.81-[.D10]*[.G10])" office:value-type="float" office:value="-1.64862833333334" calcext:value-type="float">
            <text:p>-1.65</text:p>
          </table:table-cell>
          <table:table-cell table:style-name="ce70" table:formula="of:=AVERAGE([.I10:.J10])" office:value-type="float" office:value="-1.66643973212119" calcext:value-type="float">
            <text:p>-1.67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112375" calcext:value-type="float">
            <text:p>-0.0002411</text:p>
          </table:table-cell>
          <table:table-cell table:style-name="ce65" office:value-type="float" office:value="-0.00095913375" calcext:value-type="float">
            <text:p>-0.0009591</text:p>
          </table:table-cell>
          <table:table-cell table:style-name="ce67" table:formula="of:=(-[.$E$3]--[.$D$3])*9.81/([.E11]-[.D11])" office:value-type="float" office:value="13662.7623570702" calcext:value-type="float">
            <text:p>13662.76</text:p>
          </table:table-cell>
          <table:table-cell table:style-name="ce68" office:value-type="float" office:value="13614" calcext:value-type="float">
            <text:p>13614</text:p>
          </table:table-cell>
          <table:table-cell table:style-name="ce68"/>
          <table:table-cell table:style-name="ce70" table:formula="of:=(-[.$E$3]*9.81-[.G11]*[.E11])" office:value-type="float" office:value="-1.6573531275" calcext:value-type="float">
            <text:p>-1.66</text:p>
          </table:table-cell>
          <table:table-cell table:style-name="ce70" table:formula="of:=(-[.$D$3]*9.81-[.D11]*[.G11])" office:value-type="float" office:value="-1.6223412675" calcext:value-type="float">
            <text:p>-1.62</text:p>
          </table:table-cell>
          <table:table-cell table:style-name="ce70" table:formula="of:=AVERAGE([.I11:.J11])" office:value-type="float" office:value="-1.6398471975" calcext:value-type="float">
            <text:p>-1.64</text:p>
          </table:table-cell>
          <table:table-cell table:style-name="ce70" table:formula="of:=AVERAGE([.K10:.K11])" office:value-type="float" office:value="-1.6531434648106" calcext:value-type="float">
            <text:p>-1.6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6301925" calcext:value-type="float">
            <text:p>0.0006302</text:p>
          </table:table-cell>
          <table:table-cell table:style-name="ce66" office:value-type="float" office:value="0.001431873" calcext:value-type="float">
            <text:p>0.0014319</text:p>
          </table:table-cell>
          <table:table-cell table:style-name="ce67" table:formula="of:=([.$E$3]-[.$D$3])*9.81/([.E14]-[.D14])" office:value-type="float" office:value="12236.7950823302" calcext:value-type="float">
            <text:p>12236.80</text:p>
          </table:table-cell>
          <table:table-cell table:style-name="ce68" office:value-type="float" office:value="12254" calcext:value-type="float">
            <text:p>12254</text:p>
          </table:table-cell>
          <table:table-cell table:style-name="ce68"/>
          <table:table-cell table:style-name="ce70" table:formula="of:=([.$E$3]*9.81-[.G14]*[.E14])" office:value-type="float" office:value="-2.831171742" calcext:value-type="float">
            <text:p>-2.83</text:p>
          </table:table-cell>
          <table:table-cell table:style-name="ce70" table:formula="of:=([.$D$3]*9.81-[.D14]*[.G14])" office:value-type="float" office:value="-2.817378895" calcext:value-type="float">
            <text:p>-2.82</text:p>
          </table:table-cell>
          <table:table-cell table:style-name="ce70" table:formula="of:=AVERAGE([.I14:.J14])" office:value-type="float" office:value="-2.8242753185" calcext:value-type="float">
            <text:p>-2.82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92818333333333" calcext:value-type="float">
            <text:p>-0.0001928</text:p>
          </table:table-cell>
          <table:table-cell table:style-name="ce65" office:value-type="float" office:value="-0.000992278333333333" calcext:value-type="float">
            <text:p>-0.0009923</text:p>
          </table:table-cell>
          <table:table-cell table:style-name="ce67" table:formula="of:=(-[.$E$3]--[.$D$3])*9.81/([.E15]-[.D15])" office:value-type="float" office:value="12270.7827783754" calcext:value-type="float">
            <text:p>12270.78</text:p>
          </table:table-cell>
          <table:table-cell table:style-name="ce68" office:value-type="float" office:value="12254" calcext:value-type="float">
            <text:p>12254</text:p>
          </table:table-cell>
          <table:table-cell table:style-name="ce68"/>
          <table:table-cell table:style-name="ce70" table:formula="of:=(-[.$E$3]*9.81-[.G15]*[.E15])" office:value-type="float" office:value="-2.55562130333334" calcext:value-type="float">
            <text:p>-2.56</text:p>
          </table:table-cell>
          <table:table-cell table:style-name="ce70" table:formula="of:=(-[.$D$3]*9.81-[.D15]*[.G15])" office:value-type="float" office:value="-2.54220414333334" calcext:value-type="float">
            <text:p>-2.54</text:p>
          </table:table-cell>
          <table:table-cell table:style-name="ce70" table:formula="of:=AVERAGE([.I15:.J15])" office:value-type="float" office:value="-2.54891272333334" calcext:value-type="float">
            <text:p>-2.55</text:p>
          </table:table-cell>
          <table:table-cell table:style-name="ce70" table:formula="of:=AVERAGE([.K14:.K15])" office:value-type="float" office:value="-2.68659402091667" calcext:value-type="float">
            <text:p>-2.69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9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9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martijn nb 4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297805" calcext:value-type="float">
            <text:p>0.0002978</text:p>
          </table:table-cell>
          <table:table-cell table:style-name="ce65" office:value-type="float" office:value="0.00104511583333333" calcext:value-type="float">
            <text:p>0.0010451</text:p>
          </table:table-cell>
          <table:table-cell table:style-name="ce67" table:formula="of:=([.$E$3]-[.$D$3])*9.81/([.E6]-[.D6])" office:value-type="float" office:value="13127.0678309896" calcext:value-type="float">
            <text:p>13127.07</text:p>
          </table:table-cell>
          <table:table-cell table:style-name="ce68" office:value-type="float" office:value="13124" calcext:value-type="float">
            <text:p>13124</text:p>
          </table:table-cell>
          <table:table-cell table:style-name="ce68"/>
          <table:table-cell table:style-name="ce70" table:formula="of:=([.$E$3]*9.81-[.G6]*[.E6])" office:value-type="float" office:value="0.998899803333375" calcext:value-type="float">
            <text:p>1.00</text:p>
          </table:table-cell>
          <table:table-cell table:style-name="ce70" table:formula="of:=([.$D$3]*9.81-[.D6]*[.G6])" office:value-type="float" office:value="0.99660718" calcext:value-type="float">
            <text:p>1.00</text:p>
          </table:table-cell>
          <table:table-cell table:style-name="ce70" table:formula="of:=AVERAGE([.I6:.J6])" office:value-type="float" office:value="0.997753491666687" calcext:value-type="float">
            <text:p>1.00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41163333333333" calcext:value-type="float">
            <text:p>-0.0004412</text:p>
          </table:table-cell>
          <table:table-cell table:style-name="ce65" office:value-type="float" office:value="-0.00118883444444444" calcext:value-type="float">
            <text:p>-0.0011888</text:p>
          </table:table-cell>
          <table:table-cell table:style-name="ce67" table:formula="of:=(-[.$E$3]--[.$D$3])*9.81/([.E7]-[.D7])" office:value-type="float" office:value="13120.7423347165" calcext:value-type="float">
            <text:p>13120.74</text:p>
          </table:table-cell>
          <table:table-cell table:style-name="ce68" office:value-type="float" office:value="13124" calcext:value-type="float">
            <text:p>13124</text:p>
          </table:table-cell>
          <table:table-cell table:style-name="ce68"/>
          <table:table-cell table:style-name="ce70" table:formula="of:=(-[.$E$3]*9.81-[.G7]*[.E7])" office:value-type="float" office:value="0.887263248888834" calcext:value-type="float">
            <text:p>0.89</text:p>
          </table:table-cell>
          <table:table-cell table:style-name="ce70" table:formula="of:=(-[.$D$3]*9.81-[.D7]*[.G7])" office:value-type="float" office:value="0.884827586666662" calcext:value-type="float">
            <text:p>0.88</text:p>
          </table:table-cell>
          <table:table-cell table:style-name="ce70" table:formula="of:=AVERAGE([.I7:.J7])" office:value-type="float" office:value="0.886045417777748" calcext:value-type="float">
            <text:p>0.89</text:p>
          </table:table-cell>
          <table:table-cell table:style-name="ce70" table:formula="of:=AVERAGE([.K6:.K7])" office:value-type="float" office:value="0.941899454722218" calcext:value-type="float">
            <text:p>0.9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122634615384615" calcext:value-type="float">
            <text:p>0.0001226</text:p>
          </table:table-cell>
          <table:table-cell table:style-name="ce65" office:value-type="float" office:value="0.000862097777777778" calcext:value-type="float">
            <text:p>0.0008621</text:p>
          </table:table-cell>
          <table:table-cell table:style-name="ce67" table:formula="of:=([.$E$3]-[.$D$3])*9.81/([.E10]-[.D10])" office:value-type="float" office:value="13266.3809353956" calcext:value-type="float">
            <text:p>13266.38</text:p>
          </table:table-cell>
          <table:table-cell table:style-name="ce68" office:value-type="float" office:value="13301" calcext:value-type="float">
            <text:p>13301</text:p>
          </table:table-cell>
          <table:table-cell table:style-name="ce68"/>
          <table:table-cell table:style-name="ce70" table:formula="of:=([.$E$3]*9.81-[.G10]*[.E10])" office:value-type="float" office:value="3.24823745777777" calcext:value-type="float">
            <text:p>3.25</text:p>
          </table:table-cell>
          <table:table-cell table:style-name="ce70" table:formula="of:=([.$D$3]*9.81-[.D10]*[.G10])" office:value-type="float" office:value="3.27383698076924" calcext:value-type="float">
            <text:p>3.27</text:p>
          </table:table-cell>
          <table:table-cell table:style-name="ce70" table:formula="of:=AVERAGE([.I10:.J10])" office:value-type="float" office:value="3.2610372192735" calcext:value-type="float">
            <text:p>3.26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613512" calcext:value-type="float">
            <text:p>-0.0006135</text:p>
          </table:table-cell>
          <table:table-cell table:style-name="ce65" office:value-type="float" office:value="-0.00134917" calcext:value-type="float">
            <text:p>-0.0013492</text:p>
          </table:table-cell>
          <table:table-cell table:style-name="ce67" table:formula="of:=(-[.$E$3]--[.$D$3])*9.81/([.E11]-[.D11])" office:value-type="float" office:value="13335.0007748166" calcext:value-type="float">
            <text:p>13335.00</text:p>
          </table:table-cell>
          <table:table-cell table:style-name="ce68" office:value-type="float" office:value="13301" calcext:value-type="float">
            <text:p>13301</text:p>
          </table:table-cell>
          <table:table-cell table:style-name="ce68"/>
          <table:table-cell table:style-name="ce70" table:formula="of:=(-[.$E$3]*9.81-[.G11]*[.E11])" office:value-type="float" office:value="3.23031017" calcext:value-type="float">
            <text:p>3.23</text:p>
          </table:table-cell>
          <table:table-cell table:style-name="ce70" table:formula="of:=(-[.$D$3]*9.81-[.D11]*[.G11])" office:value-type="float" office:value="3.255323112" calcext:value-type="float">
            <text:p>3.26</text:p>
          </table:table-cell>
          <table:table-cell table:style-name="ce70" table:formula="of:=AVERAGE([.I11:.J11])" office:value-type="float" office:value="3.242816641" calcext:value-type="float">
            <text:p>3.24</text:p>
          </table:table-cell>
          <table:table-cell table:style-name="ce70" table:formula="of:=AVERAGE([.K10:.K11])" office:value-type="float" office:value="3.25192693013675" calcext:value-type="float">
            <text:p>3.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19639230769231" calcext:value-type="float">
            <text:p>0.0004196</text:p>
          </table:table-cell>
          <table:table-cell table:style-name="ce66" office:value-type="float" office:value="0.00120843090909091" calcext:value-type="float">
            <text:p>0.0012084</text:p>
          </table:table-cell>
          <table:table-cell table:style-name="ce67" table:formula="of:=([.$E$3]-[.$D$3])*9.81/([.E14]-[.D14])" office:value-type="float" office:value="12436.7437811627" calcext:value-type="float">
            <text:p>12436.74</text:p>
          </table:table-cell>
          <table:table-cell table:style-name="ce68" office:value-type="float" office:value="12441" calcext:value-type="float">
            <text:p>12441</text:p>
          </table:table-cell>
          <table:table-cell table:style-name="ce68"/>
          <table:table-cell table:style-name="ce70" table:formula="of:=([.$E$3]*9.81-[.G14]*[.E14])" office:value-type="float" office:value="-0.319088940000013" calcext:value-type="float">
            <text:p>-0.32</text:p>
          </table:table-cell>
          <table:table-cell table:style-name="ce70" table:formula="of:=([.$D$3]*9.81-[.D14]*[.G14])" office:value-type="float" office:value="-0.315731670000003" calcext:value-type="float">
            <text:p>-0.32</text:p>
          </table:table-cell>
          <table:table-cell table:style-name="ce70" table:formula="of:=AVERAGE([.I14:.J14])" office:value-type="float" office:value="-0.317410305000008" calcext:value-type="float">
            <text:p>-0.32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90437272727273" calcext:value-type="float">
            <text:p>-0.0003904</text:p>
          </table:table-cell>
          <table:table-cell table:style-name="ce65" office:value-type="float" office:value="-0.00117865444444444" calcext:value-type="float">
            <text:p>-0.0011787</text:p>
          </table:table-cell>
          <table:table-cell table:style-name="ce67" table:formula="of:=(-[.$E$3]--[.$D$3])*9.81/([.E15]-[.D15])" office:value-type="float" office:value="12445.8085309515" calcext:value-type="float">
            <text:p>12445.81</text:p>
          </table:table-cell>
          <table:table-cell table:style-name="ce68" office:value-type="float" office:value="12441" calcext:value-type="float">
            <text:p>12441</text:p>
          </table:table-cell>
          <table:table-cell table:style-name="ce68"/>
          <table:table-cell table:style-name="ce70" table:formula="of:=(-[.$E$3]*9.81-[.G15]*[.E15])" office:value-type="float" office:value="-0.0513600566667201" calcext:value-type="float">
            <text:p>-0.05</text:p>
          </table:table-cell>
          <table:table-cell table:style-name="ce70" table:formula="of:=(-[.$D$3]*9.81-[.D15]*[.G15])" office:value-type="float" office:value="-0.0475698899999966" calcext:value-type="float">
            <text:p>-0.05</text:p>
          </table:table-cell>
          <table:table-cell table:style-name="ce70" table:formula="of:=AVERAGE([.I15:.J15])" office:value-type="float" office:value="-0.0494649733333583" calcext:value-type="float">
            <text:p>-0.05</text:p>
          </table:table-cell>
          <table:table-cell table:style-name="ce70" table:formula="of:=AVERAGE([.K14:.K15])" office:value-type="float" office:value="-0.183437639166683" calcext:value-type="float">
            <text:p>-0.18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11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11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6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14741" calcext:value-type="float">
            <text:p>0.0003147</text:p>
          </table:table-cell>
          <table:table-cell table:style-name="ce65" office:value-type="float" office:value="0.00103729142857143" calcext:value-type="float">
            <text:p>0.0010373</text:p>
          </table:table-cell>
          <table:table-cell table:style-name="ce67" table:formula="of:=([.$E$3]-[.$D$3])*9.81/([.E6]-[.D6])" office:value-type="float" office:value="13576.9070394098" calcext:value-type="float">
            <text:p>13576.91</text:p>
          </table:table-cell>
          <table:table-cell table:style-name="ce68" office:value-type="float" office:value="13516" calcext:value-type="float">
            <text:p>13516</text:p>
          </table:table-cell>
          <table:table-cell table:style-name="ce68"/>
          <table:table-cell table:style-name="ce70" table:formula="of:=([.$E$3]*9.81-[.G6]*[.E6])" office:value-type="float" office:value="0.694969051428549" calcext:value-type="float">
            <text:p>0.69</text:p>
          </table:table-cell>
          <table:table-cell table:style-name="ce70" table:formula="of:=([.$D$3]*9.81-[.D6]*[.G6])" office:value-type="float" office:value="0.650960644" calcext:value-type="float">
            <text:p>0.65</text:p>
          </table:table-cell>
          <table:table-cell table:style-name="ce70" table:formula="of:=AVERAGE([.I6:.J6])" office:value-type="float" office:value="0.672964847714275" calcext:value-type="float">
            <text:p>0.67</text:p>
          </table:table-cell>
          <table:table-cell table:style-name="ce70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09711666666667" calcext:value-type="float">
            <text:p>-0.0004097</text:p>
          </table:table-cell>
          <table:table-cell table:style-name="ce65" office:value-type="float" office:value="-0.00113884227272727" calcext:value-type="float">
            <text:p>-0.0011388</text:p>
          </table:table-cell>
          <table:table-cell table:style-name="ce67" table:formula="of:=(-[.$E$3]--[.$D$3])*9.81/([.E7]-[.D7])" office:value-type="float" office:value="13454.3796659451" calcext:value-type="float">
            <text:p>13454.38</text:p>
          </table:table-cell>
          <table:table-cell table:style-name="ce68" office:value-type="float" office:value="13516" calcext:value-type="float">
            <text:p>13516</text:p>
          </table:table-cell>
          <table:table-cell table:style-name="ce68"/>
          <table:table-cell table:style-name="ce70" table:formula="of:=(-[.$E$3]*9.81-[.G7]*[.E7])" office:value-type="float" office:value="0.677592158181783" calcext:value-type="float">
            <text:p>0.68</text:p>
          </table:table-cell>
          <table:table-cell table:style-name="ce70" table:formula="of:=(-[.$D$3]*9.81-[.D7]*[.G7])" office:value-type="float" office:value="0.632662886666672" calcext:value-type="float">
            <text:p>0.63</text:p>
          </table:table-cell>
          <table:table-cell table:style-name="ce70" table:formula="of:=AVERAGE([.I7:.J7])" office:value-type="float" office:value="0.655127522424227" calcext:value-type="float">
            <text:p>0.66</text:p>
          </table:table-cell>
          <table:table-cell table:style-name="ce70" table:formula="of:=AVERAGE([.K6:.K7])" office:value-type="float" office:value="0.664046185069251" calcext:value-type="float">
            <text:p>0.66</text:p>
          </table:table-cell>
          <table:table-cell table:style-name="Default" table:number-columns-repeated="2"/>
          <table:table-cell table:style-name="ce64" table:number-columns-repeated="6"/>
          <table:table-cell table:style-name="Default" table:number-columns-repeated="1003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78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255285" calcext:value-type="float">
            <text:p>0.0002553</text:p>
          </table:table-cell>
          <table:table-cell table:style-name="ce65" office:value-type="float" office:value="0.000984188" calcext:value-type="float">
            <text:p>0.0009842</text:p>
          </table:table-cell>
          <table:table-cell table:style-name="ce67" table:formula="of:=([.$E$3]-[.$D$3])*9.81/([.E10]-[.D10])" office:value-type="float" office:value="13458.5809085708" calcext:value-type="float">
            <text:p>13458.58</text:p>
          </table:table-cell>
          <table:table-cell table:style-name="ce68" office:value-type="float" office:value="13481" calcext:value-type="float">
            <text:p>13481</text:p>
          </table:table-cell>
          <table:table-cell table:style-name="ce68"/>
          <table:table-cell table:style-name="ce70" table:formula="of:=([.$E$3]*9.81-[.G10]*[.E10])" office:value-type="float" office:value="1.447161572" calcext:value-type="float">
            <text:p>1.45</text:p>
          </table:table-cell>
          <table:table-cell table:style-name="ce70" table:formula="of:=([.$D$3]*9.81-[.D10]*[.G10])" office:value-type="float" office:value="1.463502915" calcext:value-type="float">
            <text:p>1.46</text:p>
          </table:table-cell>
          <table:table-cell table:style-name="ce70" table:formula="of:=AVERAGE([.I10:.J10])" office:value-type="float" office:value="1.4553322435" calcext:value-type="float">
            <text:p>1.46</text:p>
          </table:table-cell>
          <table:table-cell table:style-name="ce70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78272857142857" calcext:value-type="float">
            <text:p>-0.0004783</text:p>
          </table:table-cell>
          <table:table-cell table:style-name="ce65" office:value-type="float" office:value="-0.00120474866666667" calcext:value-type="float">
            <text:p>-0.0012047</text:p>
          </table:table-cell>
          <table:table-cell table:style-name="ce67" table:formula="of:=(-[.$E$3]--[.$D$3])*9.81/([.E11]-[.D11])" office:value-type="float" office:value="13503.5466720223" calcext:value-type="float">
            <text:p>13503.55</text:p>
          </table:table-cell>
          <table:table-cell table:style-name="ce68" office:value-type="float" office:value="13481" calcext:value-type="float">
            <text:p>13481</text:p>
          </table:table-cell>
          <table:table-cell table:style-name="ce68"/>
          <table:table-cell table:style-name="ce70" table:formula="of:=(-[.$E$3]*9.81-[.G11]*[.E11])" office:value-type="float" office:value="1.52621677533338" calcext:value-type="float">
            <text:p>1.53</text:p>
          </table:table-cell>
          <table:table-cell table:style-name="ce70" table:formula="of:=(-[.$D$3]*9.81-[.D11]*[.G11])" office:value-type="float" office:value="1.54259638714286" calcext:value-type="float">
            <text:p>1.54</text:p>
          </table:table-cell>
          <table:table-cell table:style-name="ce70" table:formula="of:=AVERAGE([.I11:.J11])" office:value-type="float" office:value="1.53440658123812" calcext:value-type="float">
            <text:p>1.53</text:p>
          </table:table-cell>
          <table:table-cell table:style-name="ce70" table:formula="of:=AVERAGE([.K10:.K11])" office:value-type="float" office:value="1.49486941236906" calcext:value-type="float">
            <text:p>1.49</text:p>
          </table:table-cell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5732" calcext:value-type="float">
            <text:p>0.0005573</text:p>
          </table:table-cell>
          <table:table-cell table:style-name="ce66" office:value-type="float" office:value="0.00134678" calcext:value-type="float">
            <text:p>0.0013468</text:p>
          </table:table-cell>
          <table:table-cell table:style-name="ce67" table:formula="of:=([.$E$3]-[.$D$3])*9.81/([.E14]-[.D14])" office:value-type="float" office:value="12426.2153877334" calcext:value-type="float">
            <text:p>12426.22</text:p>
          </table:table-cell>
          <table:table-cell table:style-name="ce68" office:value-type="float" office:value="12418" calcext:value-type="float">
            <text:p>12418</text:p>
          </table:table-cell>
          <table:table-cell table:style-name="ce68"/>
          <table:table-cell table:style-name="ce70" table:formula="of:=([.$E$3]*9.81-[.G14]*[.E14])" office:value-type="float" office:value="-2.00931404" calcext:value-type="float">
            <text:p>-2.01</text:p>
          </table:table-cell>
          <table:table-cell table:style-name="ce70" table:formula="of:=([.$D$3]*9.81-[.D14]*[.G14])" office:value-type="float" office:value="-2.01579976" calcext:value-type="float">
            <text:p>-2.02</text:p>
          </table:table-cell>
          <table:table-cell table:style-name="ce70" table:formula="of:=AVERAGE([.I14:.J14])" office:value-type="float" office:value="-2.0125569" calcext:value-type="float">
            <text:p>-2.01</text:p>
          </table:table-cell>
          <table:table-cell table:style-name="ce70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988" calcext:value-type="float">
            <text:p>-0.0002499</text:p>
          </table:table-cell>
          <table:table-cell table:style-name="ce65" office:value-type="float" office:value="-0.001040417" calcext:value-type="float">
            <text:p>-0.0010404</text:p>
          </table:table-cell>
          <table:table-cell table:style-name="ce67" table:formula="of:=(-[.$E$3]--[.$D$3])*9.81/([.E15]-[.D15])" office:value-type="float" office:value="12409.2863458636" calcext:value-type="float">
            <text:p>12409.29</text:p>
          </table:table-cell>
          <table:table-cell table:style-name="ce68" office:value-type="float" office:value="12418" calcext:value-type="float">
            <text:p>12418</text:p>
          </table:table-cell>
          <table:table-cell table:style-name="ce68"/>
          <table:table-cell table:style-name="ce70" table:formula="of:=(-[.$E$3]*9.81-[.G15]*[.E15])" office:value-type="float" office:value="-1.795101694" calcext:value-type="float">
            <text:p>-1.80</text:p>
          </table:table-cell>
          <table:table-cell table:style-name="ce70" table:formula="of:=(-[.$D$3]*9.81-[.D15]*[.G15])" office:value-type="float" office:value="-1.80199016" calcext:value-type="float">
            <text:p>-1.80</text:p>
          </table:table-cell>
          <table:table-cell table:style-name="ce70" table:formula="of:=AVERAGE([.I15:.J15])" office:value-type="float" office:value="-1.798545927" calcext:value-type="float">
            <text:p>-1.80</text:p>
          </table:table-cell>
          <table:table-cell table:style-name="ce70" table:formula="of:=AVERAGE([.K14:.K15])" office:value-type="float" office:value="-1.9055514135" calcext:value-type="float">
            <text:p>-1.91</text:p>
          </table:table-cell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 table:number-rows-repeated="7">
          <table:table-cell table:number-columns-repeated="1023"/>
        </table:table-row>
        <table:table-row table:style-name="ro1" table:number-rows-repeated="2">
          <table:table-cell table:number-columns-repeated="14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_oldway" table:style-name="ta1">
        <table:table-column table:style-name="co7" table:default-cell-style-name="ce58"/>
        <table:table-column table:style-name="co8" table:default-cell-style-name="ce60"/>
        <table:table-column table:style-name="co1" table:default-cell-style-name="ce60"/>
        <table:table-column table:style-name="co14" table:default-cell-style-name="ce58"/>
        <table:table-column table:style-name="co15" table:default-cell-style-name="ce58"/>
        <table:table-column table:style-name="co11" table:default-cell-style-name="ce58"/>
        <table:table-column table:style-name="co16" table:default-cell-style-name="ce58"/>
        <table:table-column table:style-name="co17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9" office:value-type="string" calcext:value-type="string">
            <text:p>Loadcell #4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Gain used for offset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Offset Mean</text:p>
          </table:table-cell>
          <table:table-cell table:style-name="ce63"/>
          <table:table-cell table:style-name="ce63" office:value-type="string" calcext:value-type="string">
            <text:p>Gain [0.5 kg, 1.5 kg]</text:p>
          </table:table-cell>
          <table:table-cell table:style-name="ce69" office:value-type="string" calcext:value-type="string">
            <text:p>Gain used</text:p>
          </table:table-cell>
          <table:table-cell table:style-name="ce57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 office:value-type="float" office:value="14220" calcext:value-type="float">
            <text:p>14220</text:p>
          </table:table-cell>
          <table:table-cell table:style-name="Default" office:value-type="float" office:value="-3.3" calcext:value-type="float">
            <text:p>-3.3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4" office:value-type="float" office:value="14220" calcext:value-type="float">
            <text:p>14220</text:p>
          </table:table-cell>
          <table:table-cell table:style-name="ce64" office:value-type="float" office:value="-3.48" calcext:value-type="float">
            <text:p>-3.48</text:p>
          </table:table-cell>
          <table:table-cell table:style-name="ce64" table:number-columns-repeated="2"/>
          <table:table-cell table:style-name="ce64" office:value-type="string" calcext:value-type="string">
            <text:p>14060 136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4" office:value-type="float" office:value="14220" calcext:value-type="float">
            <text:p>14220</text:p>
          </table:table-cell>
          <table:table-cell table:style-name="ce64" office:value-type="float" office:value="-3.08" calcext:value-type="float">
            <text:p>-3.08</text:p>
          </table:table-cell>
          <table:table-cell table:style-name="ce79" table:formula="of:=SUM([.E5:.E6])/2" office:value-type="float" office:value="-3.28" calcext:value-type="float">
            <text:p>-3.28</text:p>
          </table:table-cell>
          <table:table-cell table:style-name="ce78"/>
          <table:table-cell table:style-name="ce64" office:value-type="string" calcext:value-type="string">
            <text:p>13190 13190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7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4" office:value-type="float" office:value="14500" calcext:value-type="float">
            <text:p>14500</text:p>
          </table:table-cell>
          <table:table-cell table:style-name="ce64" office:value-type="float" office:value="-1.81" calcext:value-type="float">
            <text:p>-1.81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float" office:value="-2.01" calcext:value-type="float">
            <text:p>-2.01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float" office:value="-1.52" calcext:value-type="float">
            <text:p>-1.52</text:p>
          </table:table-cell>
          <table:table-cell table:style-name="ce79" table:formula="of:=SUM([.E9:.E10])/2" office:value-type="float" office:value="-1.765" calcext:value-type="float">
            <text:p>-1.765</text:p>
          </table:table-cell>
          <table:table-cell table:style-name="ce78"/>
          <table:table-cell table:style-name="ce64"/>
          <table:table-cell table:style-name="ce80"/>
          <table:table-cell table:number-columns-repeated="1014"/>
        </table:table-row>
        <table:table-row table:style-name="ro1">
          <table:table-cell table:number-columns-repeated="3"/>
          <table:table-cell table:style-name="ce64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4" office:value-type="float" office:value="13440" calcext:value-type="float">
            <text:p>1344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4" office:value-type="float" office:value="13440" calcext:value-type="float">
            <text:p>13440</text:p>
          </table:table-cell>
          <table:table-cell table:style-name="ce64" office:value-type="float" office:value="-0.21" calcext:value-type="float">
            <text:p>-0.21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z</text:p>
          </table:table-cell>
          <table:table-cell table:style-name="ce64" office:value-type="float" office:value="0.49" calcext:value-type="float">
            <text:p>0.49</text:p>
          </table:table-cell>
          <table:table-cell table:style-name="ce79" table:formula="of:=SUM([.E13:.E14])/2" office:value-type="float" office:value="0.14" calcext:value-type="float">
            <text:p>0.14</text:p>
          </table:table-cell>
          <table:table-cell table:style-name="ce78"/>
          <table:table-cell table:style-name="ce64"/>
          <table:table-cell table:style-name="ce80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4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for this one I tuned the offset first and then the gain (as martijn pdf suggests), but it could be faster to tune the gain first, using 2 weights doing the delta and computing the gain</text:p>
          </table:table-cell>
          <table:table-cell table:style-name="Default" table:number-columns-repeated="7"/>
          <table:table-cell table:number-columns-repeated="1014"/>
        </table:table-row>
        <table:table-row table:style-name="ro1" table:number-rows-repeated="7">
          <table:table-cell table:style-name="Default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mplate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table:number-columns-repeated="2"/>
          <table:table-cell table:style-name="ce67" table:formula="of:=([.$E$3]-[.$D$3])*9.81/([.E6]-[.D6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[.$E$3]*9.81-[.G6]*[.E6])" office:value-type="float" office:value="14.715" calcext:value-type="float">
            <text:p>14.72</text:p>
          </table:table-cell>
          <table:table-cell table:style-name="ce70" table:formula="of:=([.$D$3]*9.81-[.D6]*[.G6])" office:value-type="float" office:value="4.905" calcext:value-type="float">
            <text:p>4.91</text:p>
          </table:table-cell>
          <table:table-cell table:style-name="ce70" table:formula="of:=AVERAGE([.I6:.J6])" office:value-type="float" office:value="9.81" calcext:value-type="float">
            <text:p>9.81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table:number-columns-repeated="2"/>
          <table:table-cell table:style-name="ce67" table:formula="of:=(-[.$E$3]--[.$D$3])*9.81/([.E7]-[.D7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-[.$E$3]*9.81-[.G7]*[.E7])" office:value-type="float" office:value="-14.715" calcext:value-type="float">
            <text:p>-14.72</text:p>
          </table:table-cell>
          <table:table-cell table:style-name="ce70" table:formula="of:=(-[.$D$3]*9.81-[.D7]*[.G7])" office:value-type="float" office:value="-4.905" calcext:value-type="float">
            <text:p>-4.91</text:p>
          </table:table-cell>
          <table:table-cell table:style-name="ce70" table:formula="of:=AVERAGE([.I7:.J7])" office:value-type="float" office:value="-9.81" calcext:value-type="float">
            <text:p>-9.81</text:p>
          </table:table-cell>
          <table:table-cell table:style-name="ce70" table:formula="of:=AVERAGE([.K6:.K7])" office:value-type="float" office:value="0" calcext:value-type="float">
            <text:p>0.0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table:number-columns-repeated="2"/>
          <table:table-cell table:style-name="ce67" table:formula="of:=([.$E$3]-[.$D$3])*9.81/([.E10]-[.D10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[.$E$3]*9.81-[.G10]*[.E10])" office:value-type="float" office:value="14.715" calcext:value-type="float">
            <text:p>14.72</text:p>
          </table:table-cell>
          <table:table-cell table:style-name="ce70" table:formula="of:=([.$D$3]*9.81-[.D10]*[.G10])" office:value-type="float" office:value="4.905" calcext:value-type="float">
            <text:p>4.91</text:p>
          </table:table-cell>
          <table:table-cell table:style-name="ce70" table:formula="of:=AVERAGE([.I10:.J10])" office:value-type="float" office:value="9.81" calcext:value-type="float">
            <text:p>9.81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table:number-columns-repeated="2"/>
          <table:table-cell table:style-name="ce67" table:formula="of:=(-[.$E$3]--[.$D$3])*9.81/([.E11]-[.D11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-[.$E$3]*9.81-[.G11]*[.E11])" office:value-type="float" office:value="-14.715" calcext:value-type="float">
            <text:p>-14.72</text:p>
          </table:table-cell>
          <table:table-cell table:style-name="ce70" table:formula="of:=(-[.$D$3]*9.81-[.D11]*[.G11])" office:value-type="float" office:value="-4.905" calcext:value-type="float">
            <text:p>-4.91</text:p>
          </table:table-cell>
          <table:table-cell table:style-name="ce70" table:formula="of:=AVERAGE([.I11:.J11])" office:value-type="float" office:value="-9.81" calcext:value-type="float">
            <text:p>-9.81</text:p>
          </table:table-cell>
          <table:table-cell table:style-name="ce70" table:formula="of:=AVERAGE([.K10:.K11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/>
          <table:table-cell table:style-name="ce66"/>
          <table:table-cell table:style-name="ce67" table:formula="of:=([.$E$3]-[.$D$3])*9.81/([.E14]-[.D14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[.$E$3]*9.81-[.G14]*[.E14])" office:value-type="float" office:value="14.715" calcext:value-type="float">
            <text:p>14.72</text:p>
          </table:table-cell>
          <table:table-cell table:style-name="ce70" table:formula="of:=([.$D$3]*9.81-[.D14]*[.G14])" office:value-type="float" office:value="4.905" calcext:value-type="float">
            <text:p>4.91</text:p>
          </table:table-cell>
          <table:table-cell table:style-name="ce70" table:formula="of:=AVERAGE([.I14:.J14])" office:value-type="float" office:value="9.81" calcext:value-type="float">
            <text:p>9.81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table:number-columns-repeated="2"/>
          <table:table-cell table:style-name="ce67" table:formula="of:=(-[.$E$3]--[.$D$3])*9.81/([.E15]-[.D15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-[.$E$3]*9.81-[.G15]*[.E15])" office:value-type="float" office:value="-14.715" calcext:value-type="float">
            <text:p>-14.72</text:p>
          </table:table-cell>
          <table:table-cell table:style-name="ce70" table:formula="of:=(-[.$D$3]*9.81-[.D15]*[.G15])" office:value-type="float" office:value="-4.905" calcext:value-type="float">
            <text:p>-4.91</text:p>
          </table:table-cell>
          <table:table-cell table:style-name="ce70" table:formula="of:=AVERAGE([.I15:.J15])" office:value-type="float" office:value="-9.81" calcext:value-type="float">
            <text:p>-9.81</text:p>
          </table:table-cell>
          <table:table-cell table:style-name="ce70" table:formula="of:=AVERAGE([.K14:.K15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der of Calibration Procedure" table:style-name="ta1">
        <table:table-column table:style-name="co18" table:default-cell-style-name="ce58"/>
        <table:table-column table:style-name="co1" table:default-cell-style-name="ce60"/>
        <table:table-column table:style-name="co19" table:default-cell-style-name="ce60"/>
        <table:table-column table:style-name="co20" table:default-cell-style-name="ce64"/>
        <table:table-column table:style-name="co1" table:number-columns-repeated="3" table:default-cell-style-name="ce64"/>
        <table:table-column table:style-name="co21" table:default-cell-style-name="ce64"/>
        <table:table-column table:style-name="co22" table:default-cell-style-name="ce58"/>
        <table:table-column table:style-name="co1" table:number-columns-repeated="1014" table:default-cell-style-name="Default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2"/>
          <table:table-cell table:style-name="ce58" table:number-columns-repeated="5"/>
          <table:table-cell/>
          <table:table-cell table:style-name="ce58" table:number-columns-repeated="1014"/>
        </table:table-row>
        <table:table-row table:style-name="ro1">
          <table:table-cell table:number-columns-repeated="3"/>
          <table:table-cell table:style-name="ce58" table:number-columns-repeated="5"/>
          <table:table-cell/>
          <table:table-cell table:style-name="ce58" table:number-columns-repeated="1014"/>
        </table:table-row>
        <table:table-row table:style-name="ro1">
          <table:table-cell table:style-name="ce59" office:value-type="string" calcext:value-type="string">
            <text:p>Loadcell I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Gain used for offset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Offset Mean</text:p>
          </table:table-cell>
          <table:table-cell table:style-name="ce63"/>
          <table:table-cell table:style-name="ce63" office:value-type="string" calcext:value-type="string">
            <text:p>Gain [0.5 kg, 1.5 kg]</text:p>
          </table:table-cell>
          <table:table-cell table:style-name="ce69" office:value-type="string" calcext:value-type="string">
            <text:p>Gain us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2">[18, 17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8"/>
          <table:table-cell office:value-type="string" calcext:value-type="string">
            <text:p><text:span text:style-name="T2">[19, 20</text:span>]</text:p>
          </table:table-cell>
          <table:table-cell table:style-name="ce80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78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pan text:style-name="T2">[15</text:span>, 16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style-name="ce79" office:value-type="float" office:value="11" calcext:value-type="float">
            <text:p>11</text:p>
          </table:table-cell>
          <table:table-cell table:style-name="ce78"/>
          <table:table-cell office:value-type="string" calcext:value-type="string">
            <text:p><text:span text:style-name="T2">[14, 13</text:span>]</text:p>
          </table:table-cell>
          <table:table-cell table:style-name="ce80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pan text:style-name="T2">[23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style-name="ce79" office:value-type="float" office:value="12" calcext:value-type="float">
            <text:p>12</text:p>
          </table:table-cell>
          <table:table-cell table:style-name="ce78"/>
          <table:table-cell office:value-type="string" calcext:value-type="string">
            <text:p>[21, 22]</text:p>
          </table:table-cell>
          <table:table-cell table:style-name="ce80" office:value-type="float" office:value="26" calcext:value-type="float">
            <text:p>2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loext:min-decimal-places="2" number:min-integer-digits="0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.00.0000</text:date>, <text:time style:data-style-name="N2" text:time-value="16:04:58.8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5-06T16:05:57.777000000</dc:date>
    <meta:editing-duration>PT15H31M33S</meta:editing-duration>
    <meta:editing-cycles>48</meta:editing-cycles>
    <meta:document-statistic meta:table-count="11" meta:cell-count="779" meta:object-count="0"/>
  </office:meta>
</office:document-meta>
</file>